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455cm" svg:height="8.648cm" svg:x="1.942cm" svg:y="3.161cm">
            <draw:object draw:notify-on-update-of-ranges="Sheet1.B2:Sheet1.B2 Sheet1.B3:Sheet1.B6 Sheet1.C2:Sheet1.C2 Sheet1.C3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.6" calcext:value-type="float">
            <text:p>156.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/25.4" office:value-type="float" office:value="6.16535433070866" calcext:value-type="float">
            <text:p>6.16535433070866</text:p>
          </table:table-cell>
          <table:table-cell table:formula="of:=[.C3]/25.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6.6" calcext:value-type="float">
            <text:p>156.6</text:p>
          </table:table-cell>
          <table:table-cell/>
          <table:table-cell table:formula="of:=[.B4]/25.4" office:value-type="float" office:value="0" calcext:value-type="float">
            <text:p>0</text:p>
          </table:table-cell>
          <table:table-cell table:formula="of:=[.C4]/25.4" office:value-type="float" office:value="6.16535433070866" calcext:value-type="float">
            <text:p>6.16535433070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3.2" calcext:value-type="float">
            <text:p>313.2</text:p>
          </table:table-cell>
          <table:table-cell office:value-type="float" office:value="156.6" calcext:value-type="float">
            <text:p>156.6</text:p>
          </table:table-cell>
          <table:table-cell/>
          <table:table-cell table:formula="of:=[.B5]/25.4" office:value-type="float" office:value="12.3307086614173" calcext:value-type="float">
            <text:p>12.3307086614173</text:p>
          </table:table-cell>
          <table:table-cell table:formula="of:=[.C5]/25.4" office:value-type="float" office:value="6.16535433070866" calcext:value-type="float">
            <text:p>6.16535433070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.6" calcext:value-type="float">
            <text:p>156.6</text:p>
          </table:table-cell>
          <table:table-cell office:value-type="float" office:value="313.2" calcext:value-type="float">
            <text:p>313.2</text:p>
          </table:table-cell>
          <table:table-cell/>
          <table:table-cell table:formula="of:=[.B6]/25.4" office:value-type="float" office:value="6.16535433070866" calcext:value-type="float">
            <text:p>6.16535433070866</text:p>
          </table:table-cell>
          <table:table-cell table:formula="of:=[.C6]/25.4" office:value-type="float" office:value="12.3307086614173" calcext:value-type="float">
            <text:p>12.3307086614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8T20:35:52.870000000</meta:creation-date>
    <dc:date>2021-02-28T20:41:29.460000000</dc:date>
    <meta:editing-duration>PT5M38S</meta:editing-duration>
    <meta:editing-cycles>1</meta:editing-cycles>
    <meta:document-statistic meta:table-count="1" meta:cell-count="23" meta:object-count="1"/>
    <meta:generator>LibreOffice/7.1.0.3$Windows_X86_64 LibreOffice_project/f6099ecf3d29644b5008cc8f48f42f4a40986e4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56cm" svg:height="8.649cm" xlink:href=".." xlink:type="simple" chart:class="chart:scatter" chart:style-name="ch1">
        <chart:legend chart:legend-position="end" svg:x="8.921cm" svg:y="4.022cm" style:legend-expansion="high" chart:style-name="ch2"/>
        <chart:plot-area chart:style-name="ch3" table:cell-range-address="Sheet1.B2:Sheet1.C6" chart:data-source-has-labels="row" svg:x="0.209cm" svg:y="0.172cm" svg:width="8.503cm" svg:height="8.305cm">
          <chart:coordinate-region svg:x="1.032cm" svg:y="0.374cm" svg:width="7.392cm" svg:height="7.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6" chart:label-cell-address="Sheet1.C2:Sheet1.C2" chart:class="chart:scatter">
            <chart:domain table:cell-range-address="Sheet1.B3:Sheet1.B6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.6">
                <text:p>156.6</text:p>
                <draw:g>
                  <svg:desc>Sheet1.B3:Sheet1.B6</svg:desc>
                </draw:g>
              </table:table-cell>
              <table:table-cell office:value-type="float" office:value="0">
                <text:p>0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6.6">
                <text:p>15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3.2">
                <text:p>313.2</text:p>
              </table:table-cell>
              <table:table-cell office:value-type="float" office:value="156.6">
                <text:p>15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.6">
                <text:p>156.6</text:p>
              </table:table-cell>
              <table:table-cell office:value-type="float" office:value="313.2">
                <text:p>31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